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FARFAN APAZA, MIRK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3425557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3763060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FARFAN APAZA, MIRK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342555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8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4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166431</text:p>
          </table:table-cell>
          <table:table-cell table:style-name="Tabla2.D3" office:value-type="string">
            <text:p text:style-name="P23">4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29:5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